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b735e" officeooo:paragraph-rsid="000b735e"/>
    </style:style>
    <style:style style:name="P2" style:family="paragraph" style:parent-style-name="Text_20_body" style:list-style-name="L2">
      <style:text-properties officeooo:rsid="000b735e" officeooo:paragraph-rsid="000b735e"/>
    </style:style>
    <style:style style:name="P3" style:family="paragraph" style:parent-style-name="Text_20_body" style:list-style-name="L3">
      <style:text-properties officeooo:rsid="000b735e" officeooo:paragraph-rsid="000b735e"/>
    </style:style>
    <style:style style:name="P4" style:family="paragraph" style:parent-style-name="Text_20_body" style:list-style-name="L4">
      <style:text-properties officeooo:rsid="000b735e" officeooo:paragraph-rsid="000b735e"/>
    </style:style>
    <style:style style:name="P5" style:family="paragraph" style:parent-style-name="Text_20_body">
      <style:text-properties officeooo:paragraph-rsid="000b735e"/>
    </style:style>
    <style:style style:name="P6" style:family="paragraph" style:parent-style-name="Text_20_body" style:list-style-name="L5">
      <style:text-properties officeooo:rsid="000cb124" officeooo:paragraph-rsid="000cb124"/>
    </style:style>
    <style:style style:name="P7" style:family="paragraph" style:parent-style-name="Title">
      <style:text-properties style:text-underline-style="solid" style:text-underline-width="auto" style:text-underline-color="font-color"/>
    </style:style>
    <style:style style:name="P8" style:family="paragraph" style:parent-style-name="Heading_20_1">
      <style:text-properties officeooo:rsid="000b735e" officeooo:paragraph-rsid="000b735e"/>
    </style:style>
    <style:style style:name="P9" style:family="paragraph" style:parent-style-name="Heading_20_1">
      <style:text-properties officeooo:paragraph-rsid="000b735e"/>
    </style:style>
    <style:style style:name="T1" style:family="text">
      <style:text-properties officeooo:rsid="000b73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looring Master User Stories</text:p>
      <text:p text:style-name="Text_20_body"/>
      <text:p text:style-name="Text_20_body"/>
      <text:h text:style-name="P8" text:outline-level="1">Display Orders</text:h>
      <text:list xml:id="list921943429491663854" text:style-name="L4">
        <text:list-item>
          <text:p text:style-name="P4">Displayed according to date and order data</text:p>
        </text:list-item>
      </text:list>
      <text:h text:style-name="P9" text:outline-level="1"><text:span text:style-name="T1">Add an Order</text:span></text:h>
      <text:list xml:id="list5315277213320170755" text:style-name="L1">
        <text:list-item>
          <text:p text:style-name="P1">Option to save order after entering order data</text:p>
        </text:list-item>
      </text:list>
      <text:h text:style-name="P9" text:outline-level="1"><text:span text:style-name="T1">Edit an Order</text:span></text:h>
      <text:list xml:id="list6498906366938038265" text:style-name="L2">
        <text:list-item>
          <text:p text:style-name="P2">Edit order based on date and order number</text:p>
        </text:list-item>
      </text:list>
      <text:h text:style-name="P8" text:outline-level="1">Remove an Order</text:h>
      <text:list xml:id="list1167343009753010114" text:style-name="L3">
        <text:list-item>
          <text:p text:style-name="P3">Remove based on date and order number</text:p>
        </text:list-item>
      </text:list>
      <text:h text:style-name="P9" text:outline-level="1"><text:span text:style-name="T1">Save Current Work</text:span></text:h>
      <text:list xml:id="list619147844158428772" text:style-name="L5">
        <text:list-item>
          <text:p text:style-name="P6">Writes all day's entries to file</text:p>
        </text:list-item>
      </text:list>
      <text:p text:style-name="P5"/>
      <text:h text:style-name="P8" text:outline-level="1">Exit </text:h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0:15:36.653857379</meta:creation-date>
    <dc:date>2015-05-04T10:28:24.007814627</dc:date>
    <meta:editing-duration>PT3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60" meta:character-count="307" meta:non-whitespace-character-count="263"/>
  </office:meta>
</office:document-meta>
</file>